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5.209cm" svg:x="1.4cm" svg:y="3.791cm" presentation:class="title" presentation:user-transformed="true">
          <draw:text-box>
            <text:p><text:tab/>Présentation d’un compendium non-exhaustif sur l’évaluation de résumés automatiques </text:p>
          </draw:text-box>
        </draw:frame>
        <draw:frame presentation:style-name="pr2" draw:layer="layout" svg:width="25.199cm" svg:height="9.134cm" svg:x="1.5cm" svg:y="-7.5cm" presentation:class="outline" presentation:user-transformed="true">
          <draw:text-box>
            <text:list text:style-name="L2">
              <text:list-item>
                <text:p><text:s text:c="5"/></text:p>
              </text:list-item>
            </text:list>
          </draw:text-box>
        </draw:frame>
        <draw:frame draw:style-name="gr1" draw:text-style-name="P2" draw:layer="layout" svg:width="18cm" svg:height="2.384cm" svg:x="5cm" svg:y="9.116cm">
          <draw:text-box>
            <text:p>Plutôt évaluation de la compréhension des articles par Fanny 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lan de la présentation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 text:style-name="P4"><text:s/></text:p>
          </draw:text-box>
        </draw:frame>
        <draw:frame presentation:style-name="pr2" draw:text-style-name="P1" draw:layer="layout" svg:width="26.1cm" svg:height="9.134cm" svg:x="1.4cm" svg:y="3.685cm" presentation:class="outline" presentation:user-transformed="true">
          <draw:text-box>
            <text:list text:style-name="L2">
              <text:list-header>
                <text:p>Brève introduction : constats et introduction des articles </text:p>
                <text:p>I. ROUGE </text:p>
                <text:p>II. Pyramid </text:p>
                <text:p>III. Re-évaluation </text:p>
                <text:p>Brève conclusion : questionnement </text:p>
                <text:p/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tenu du compendium <text:s/>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p><text:s/></text:p>
          </draw:text-box>
        </draw:frame>
        <draw:frame presentation:style-name="pr2" draw:text-style-name="P1" draw:layer="layout" svg:width="26.1cm" svg:height="9.134cm" svg:x="1.4cm" svg:y="3.685cm" presentation:class="outline" presentation:user-transformed="true">
          <draw:text-box>
            <text:list text:style-name="L2">
              <text:list-item>
                <text:p>Re-evaluation Evaluation in Text Summarization</text:p>
              </text:list-item>
              <text:list-item>
                <text:p>ROUGE : A package for Automatic Evaluation of Summaries </text:p>
              </text:list-item>
              <text:list-item>
                <text:p><text:s/>Better Summarization Evaluation with Word Embeddings for ROUGE </text:p>
              </text:list-item>
              <text:list-item>
                <text:p>Evaluating Content Selection in Summarization : The Pyramid Method </text:p>
              </text:list-item>
              <text:list-item>
                <text:p text:style-name="P7">Automated Pyramid Summarization Evalu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onstats 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Évaluation manuelle coûteuse mais « gold-standard » </text:p>
              </text:list-item>
              <text:list-item>
                <text:p>Méthodes d’évaluation qui n’évoluent pas aussi vite que les modèles de génération de résumé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ROUGE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2 types de résumés 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La façon dont les résumés sont générés à un impact sur les outils d’évaluation </text:p>
                <text:p>1. abstractif : le système reformule les informations du texte </text:p>
                <text:p>2. extractif : on extrait des passages pour construire le résumé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Datasets 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TAC-2008, 2009 </text:p>
              </text:list-item>
              <text:list-item>
                <text:p>CNN/DailyMail</text:p>
              </text:list-item>
              <text:list-item>
                <text:p>DUC 2004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3T11:11:42.537115680</meta:creation-date>
    <dc:date>2024-05-15T12:42:23.765074982</dc:date>
    <meta:editing-duration>PT6H6M4S</meta:editing-duration>
    <meta:editing-cycles>4</meta:editing-cycles>
    <meta:generator>LibreOffice/7.3.7.2$Linux_X86_64 LibreOffice_project/30$Build-2</meta:generator>
    <meta:document-statistic meta:object-count="52"/>
  </office:meta>
</office:document-meta>
</file>